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7.089cm" fo:min-width="0cm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5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layer="layout" svg:width="23.742cm" svg:height="17.339cm" svg:x="1.758cm" svg:y="2.037cm">
          <draw:text-box>
            <text:p>8上-英语-外研版 unit 2</text:p>
            <text:p/>
            <text:p/>
            <text:p>build / building / office building / school building</text:p>
            <text:p/>
            <text:p>understand / understanding / understood</text:p>
            <text:p/>
            <text:p>stress / stressed / stressing</text:p>
            <text:p/>
            <text:p>true / false</text:p>
            <text:p/>
            <text:p>argue / argument</text:p>
            <text:p/>
            <text:p>divede / division</text:p>
            <text:p/>
            <text:p>poem / poet</text:p>
            <text:p/>
            <text:p>inside / outside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2H24S</meta:editing-duration>
    <meta:editing-cycles>40</meta:editing-cycles>
    <meta:generator>OpenOffice/4.1.15$Win32 OpenOffice.org_project/4115m2$Build-9813</meta:generator>
    <dc:date>2025-11-25T11:09:48.86</dc:date>
    <meta:document-statistic meta:object-count="24"/>
  </office:meta>
</office:document-meta>
</file>